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00000029FCA9FAD68964FD1B0.png" manifest:media-type="image/png"/>
  <manifest:file-entry manifest:full-path="Pictures/10000000000002DA0000010E2FBC3AF75EF6AA2E.png" manifest:media-type="image/png"/>
  <manifest:file-entry manifest:full-path="Pictures/10000000000002070000018DE4C501ABC72B524E.png" manifest:media-type="image/png"/>
  <manifest:file-entry manifest:full-path="Pictures/1000000000000207000000A1F069A5657F5A78C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mazon Ember" svg:font-family="'Amazon Ember', Arial, sans-serif"/>
    <style:font-face style:name="Lohit Devanagari1" svg:font-family="'Lohit Devanagari'"/>
    <style:font-face style:name="Rubik" svg:font-family="Rubik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c9211e" fo:font-size="18pt" fo:font-weight="bold" style:font-size-asian="18pt" style:font-weight-asian="bold" style:font-size-complex="18pt" style:font-weight-complex="bold"/>
    </style:style>
    <style:style style:name="P2" style:family="paragraph" style:parent-style-name="Heading_20_1">
      <style:paragraph-properties fo:text-align="center" style:justify-single-word="false"/>
      <style:text-properties fo:color="#c9211e" fo:font-size="18pt" fo:font-weight="bold" officeooo:paragraph-rsid="00086ff7" style:font-size-asian="18pt" style:font-weight-asian="bold" style:font-size-complex="18pt" style:font-weight-complex="bold"/>
    </style:style>
    <style:style style:name="P3" style:family="paragraph" style:parent-style-name="Heading_20_1">
      <style:paragraph-properties fo:margin-left="0cm" fo:margin-right="0cm" fo:margin-top="0cm" fo:margin-bottom="0cm" loext:contextual-spacing="false" style:line-height-at-least="0.847cm" fo:text-align="center" style:justify-single-word="false" fo:orphans="2" fo:widows="2" fo:text-indent="0cm" style:auto-text-indent="false" fo:padding="0cm" fo:border="none"/>
      <style:text-properties fo:font-variant="normal" fo:text-transform="none" fo:color="#0f1111" style:font-name="Amazon Ember" fo:font-size="18pt" fo:letter-spacing="normal" fo:font-style="normal" fo:font-weight="bold" style:font-weight-asian="bold" style:font-weight-complex="bold"/>
    </style:style>
    <style:style style:name="P4" style:family="paragraph" style:parent-style-name="Heading_20_1">
      <style:paragraph-properties fo:margin-left="0cm" fo:margin-right="0cm" fo:margin-top="0cm" fo:margin-bottom="0cm" loext:contextual-spacing="false" style:line-height-at-least="0.847cm" fo:text-align="center" style:justify-single-word="false" fo:orphans="2" fo:widows="2" fo:text-indent="0cm" style:auto-text-indent="false" fo:padding="0cm" fo:border="none"/>
      <style:text-properties fo:font-variant="normal" fo:text-transform="none" fo:color="#0f1111" style:font-name="Liberation Serif" fo:font-size="18pt" fo:letter-spacing="normal" fo:font-style="normal" fo:font-weight="bold" officeooo:paragraph-rsid="0004801a" style:font-weight-asian="bold" style:font-weight-complex="bold"/>
    </style:style>
    <style:style style:name="P5" style:family="paragraph" style:parent-style-name="Standard">
      <style:text-properties officeooo:rsid="0004801a" officeooo:paragraph-rsid="0004801a"/>
    </style:style>
    <style:style style:name="P6" style:family="paragraph" style:parent-style-name="Standard">
      <style:paragraph-properties fo:text-align="start" style:justify-single-word="false"/>
      <style:text-properties officeooo:rsid="0004801a" officeooo:paragraph-rsid="00086ff7"/>
    </style:style>
    <style:style style:name="P7" style:family="paragraph" style:parent-style-name="Standard">
      <style:text-properties officeooo:paragraph-rsid="0004801a"/>
    </style:style>
    <style:style style:name="P8" style:family="paragraph" style:parent-style-name="Standard">
      <style:paragraph-properties fo:text-align="center" style:justify-single-word="false"/>
      <style:text-properties fo:color="#c9211e"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fo:font-size="18pt" fo:font-weight="bold" officeooo:paragraph-rsid="00086ff7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04801a" officeooo:paragraph-rsid="00086ff7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paragraph-rsid="00086ff7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cm" loext:contextual-spacing="false" style:line-height-at-least="0.847cm" fo:text-align="center" style:justify-single-word="false" fo:orphans="2" fo:widows="2" fo:text-indent="0cm" style:auto-text-indent="false" fo:padding="0cm" fo:border="none"/>
      <style:text-properties fo:font-variant="normal" fo:text-transform="none" fo:color="#0f1111" style:font-name="Amazon Ember" fo:font-size="18pt" fo:letter-spacing="normal" fo:font-style="normal" fo:font-weight="bold" officeooo:paragraph-rsid="0004801a" style:font-weight-asian="bold" style:font-weight-complex="bold"/>
    </style:style>
    <style:style style:name="P14" style:family="paragraph" style:parent-style-name="Text_20_body">
      <style:paragraph-properties fo:margin-top="0cm" fo:margin-bottom="0cm" loext:contextual-spacing="false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0000"/>
      <style:paragraph-properties fo:text-align="center"/>
    </style:style>
    <style:style style:name="T1" style:family="text">
      <style:text-properties officeooo:rsid="0004801a"/>
    </style:style>
    <style:style style:name="T2" style:family="text">
      <style:text-properties officeooo:rsid="0004b863"/>
    </style:style>
    <style:style style:name="T3" style:family="text">
      <style:text-properties fo:font-variant="normal" fo:text-transform="none" style:use-window-font-color="true" style:font-name="Liberation Serif" fo:letter-spacing="normal" fo:font-style="normal" fo:font-weight="normal"/>
    </style:style>
    <style:style style:name="T4" style:family="text">
      <style:text-properties fo:font-variant="normal" fo:text-transform="none" style:use-window-font-color="tru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04b863"/>
    </style:style>
    <style:style style:name="T8" style:family="text">
      <style:text-properties style:font-name="Liberation Serif" fo:font-size="12pt" style:font-size-asian="12pt" style:font-size-complex="12pt"/>
    </style:style>
    <style:style style:name="T9" style:family="text">
      <style:text-properties style:font-name="Liberation Serif" fo:font-size="12pt" officeooo:rsid="0004b863" style:font-size-asian="12pt" style:font-size-complex="12pt"/>
    </style:style>
    <style:style style:name="T10" style:family="text">
      <style:text-properties style:use-window-font-color="true" style:font-name="Liberation Serif" fo:font-size="12pt" style:font-size-asian="12pt" style:font-size-complex="12pt"/>
    </style:style>
    <style:style style:name="T11" style:family="text">
      <style:text-properties style:use-window-font-color="true" style:font-name="Liberation Serif" fo:font-size="12pt" officeooo:rsid="0004b863" style:font-size-asian="12pt" style:font-size-complex="12pt"/>
    </style:style>
    <style:style style:name="T12" style:family="text">
      <style:text-properties style:use-window-font-color="true" style:font-name="Liberation Serif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use-window-font-color="true" style:font-name="Liberation Serif" fo:font-size="12pt" fo:font-weight="normal" officeooo:rsid="0004b863" style:font-size-asian="12pt" style:font-weight-asian="normal" style:font-size-complex="12pt" style:font-weight-complex="normal"/>
    </style:style>
    <style:style style:name="T14" style:family="text">
      <style:text-properties style:use-window-font-color="true" style:font-name="Liberation Serif" fo:font-size="12pt" fo:font-weight="normal" officeooo:rsid="0004801a" style:font-size-asian="12pt" style:font-weight-asian="normal" style:font-size-complex="12pt" style:font-weight-complex="normal"/>
    </style:style>
    <style:style style:name="T15" style:family="text">
      <style:text-properties officeooo:rsid="000533df"/>
    </style:style>
    <style:style style:name="T16" style:family="text">
      <style:text-properties officeooo:rsid="00086ff7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101cm" svg:stroke-color="#000000" draw:fill="none" draw:fill-color="#ffffff" fo:min-height="0.65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101cm" svg:stroke-color="#ff0000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.101cm" svg:stroke-color="#000000" draw:fill="none" draw:fill-color="#ffffff" fo:min-height="1.07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4" text:anchor-type="page" text:anchor-page-number="3" svg:x="6.025cm" svg:y="14.215cm" svg:width="7.555cm" svg:height="2.344cm" draw:z-index="9">
        <draw:image xlink:href="Pictures/1000000000000207000000A1F069A5657F5A78C9.png" xlink:type="simple" xlink:show="embed" xlink:actuate="onLoad" loext:mime-type="image/png"/>
      </draw:frame>
      <draw:frame draw:style-name="fr1" draw:name="Imagen3" text:anchor-type="page" text:anchor-page-number="3" svg:x="6.327cm" svg:y="4.103cm" svg:width="8.348cm" svg:height="6.387cm" draw:z-index="4">
        <draw:image xlink:href="Pictures/10000000000002070000018DE4C501ABC72B524E.png" xlink:type="simple" xlink:show="embed" xlink:actuate="onLoad" loext:mime-type="image/png"/>
      </draw:frame>
      <draw:frame draw:style-name="fr1" draw:name="Imagen2" text:anchor-type="page" text:anchor-page-number="2" svg:x="7.193cm" svg:y="4.168cm" svg:width="7.491cm" svg:height="2.886cm" draw:z-index="1">
        <draw:image xlink:href="Pictures/10000000000002DA0000010E2FBC3AF75EF6AA2E.png" xlink:type="simple" xlink:show="embed" xlink:actuate="onLoad" loext:mime-type="image/png"/>
      </draw:frame>
      <draw:frame draw:style-name="fr1" draw:name="Imagen1" text:anchor-type="page" text:anchor-page-number="1" svg:x="6.024cm" svg:y="10.592cm" svg:width="9.559cm" svg:height="10.305cm" draw:z-index="0">
        <draw:image xlink:href="Pictures/10000000000002B00000029FCA9FAD68964FD1B0.png" xlink:type="simple" xlink:show="embed" xlink:actuate="onLoad" loext:mime-type="image/png"/>
      </draw:frame>
      <text:h text:style-name="P3" text:outline-level="1"/>
      <text:h text:style-name="P4" text:outline-level="1"><text:bookmark text:name="title"/><text:bookmark text:name="productTitle"/>Gigabyte - Placa Base (DDR3, 1600 LGA 1155, Intel Q77, HDMI, SATA, 6Gbit/s, USB 3.0, Micro ATX, con UEFI BIOS GA-Q77M-D2H)</text:h>
      <text:p text:style-name="P13"/>
      <text:p text:style-name="Standard"/>
      <text:p text:style-name="Standard"><text:tab/><text:tab/><text:tab/><text:tab/> <text:s text:c="8"/><text:span text:style-name="T15">LGA</text:span></text:p>
      <text:p text:style-name="Standard"><draw:line text:anchor-type="paragraph" draw:z-index="3" draw:name="Forma2" draw:style-name="gr2" draw:text-style-name="P16" svg:x1="8.476cm" svg:y1="6.558cm" svg:x2="6.287cm" svg:y2="0.208cm"><text:p/></draw:line><text:tab/><text:tab/><text:tab/><text:tab/><text:tab/><text:tab/><text:tab/><text:tab/><text:tab/><text:tab/><text:tab/><text:span text:style-name="T1">DDR3</text:span></text:p>
      <text:p text:style-name="Standard"><draw:line text:anchor-type="paragraph" draw:z-index="2" draw:name="Forma1" draw:style-name="gr2" draw:text-style-name="P16" svg:x1="11.843cm" svg:y1="4.027cm" svg:x2="13.84cm" svg:y2="0.034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-Máxima memoria soportada: 32 GB</text:p>
      <text:p text:style-name="P5">-Factor de Forma: Micro-ATX</text:p>
      <text:p text:style-name="P7"><text:span text:style-name="T1">-</text:span><text:span text:style-name="T2">Precio: </text:span><text:span text:style-name="T3">38,67€</text:span></text:p>
      <text:p text:style-name="P5">-<text:span text:style-name="T2">Página web del anunciante: </text:span><text:a xlink:type="simple" xlink:href="https://www.pcexpansion.es/gigabyte-ga-q77m-d2h-rev-10-.php" text:style-name="Internet_20_link" text:visited-style-name="Visited_20_Internet_20_Link"><text:span text:style-name="T2">https://www.pcexpansion.es/gigabyte-ga-q77m-d2h-rev-10-.php</text:span></text:a></text:p>
      <text:p text:style-name="P5">-<text:span text:style-name="T2">Página web del manual del fabricante: </text:span><text:a xlink:type="simple" xlink:href="https://download1.gigabyte.com/Files/Manual/mb_manual_ga-q77m-d2h_e.pdf" text:style-name="Internet_20_link" text:visited-style-name="Visited_20_Internet_20_Link"><text:span text:style-name="T2">https://download1.gigabyte.com/Files/Manual/mb_manual_ga-q77m-d2h_e.pdf</text:span></text:a></text:p>
      <text:p text:style-name="P5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h text:style-name="P2" text:outline-level="1"><text:soft-page-break/><text:span text:style-name="Strong_20_Emphasis">Gigabyte TRX40 Designare</text:span></text:h>
      <text:p text:style-name="P8"><draw:line text:anchor-type="paragraph" draw:z-index="7" draw:name="Forma5" draw:style-name="gr2" draw:text-style-name="P16" svg:x1="9.871cm" svg:y1="4.293cm" svg:x2="1.332cm" svg:y2="0.492cm"><text:p/></draw:line><draw:frame text:anchor-type="paragraph" draw:z-index="8" draw:name="Forma6" draw:style-name="gr1" draw:text-style-name="P15" svg:width="1.227cm" svg:height="0.652cm" svg:x="0.346cm" svg:y="0.265cm"><draw:text-box><text:p>PGA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line text:anchor-type="paragraph" draw:z-index="5" draw:name="Forma3" draw:style-name="gr2" draw:text-style-name="P16" svg:x1="9.269cm" svg:y1="0.046cm" svg:x2="5.3cm" svg:y2="2.764cm"><text:p/></draw:line></text:p>
      <text:p text:style-name="P8"/>
      <text:p text:style-name="P8"/>
      <text:p text:style-name="P8"><draw:frame text:anchor-type="paragraph" draw:z-index="6" draw:name="Forma4" draw:style-name="gr3" draw:text-style-name="P15" svg:width="1.324cm" svg:height="1.071cm" svg:x="3.858cm" svg:y="0.598cm"><draw:text-box><text:p>DDR4</text:p></draw:text-box></draw:frame></text:p>
      <text:p text:style-name="P8"/>
      <text:h text:style-name="P1" text:outline-level="1"><text:span text:style-name="Strong_20_Emphasis"/></text:h>
      <text:p text:style-name="P14"/>
      <text:p text:style-name="P8"/>
      <text:p text:style-name="P8"/>
      <text:p text:style-name="P8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-Máxima memoria soportada: <text:span text:style-name="T16">256GB</text:span></text:p>
      <text:p text:style-name="P11">-Factor de Forma: <text:span text:style-name="T16">XL-ATX</text:span></text:p>
      <text:p text:style-name="P12"><text:span text:style-name="T1">-</text:span><text:span text:style-name="T2">Precio: </text:span><text:span text:style-name="T16">737,79€</text:span></text:p>
      <text:p text:style-name="P6"><text:span text:style-name="T10">-</text:span><text:span text:style-name="T11">Página web del anunciante: </text:span><text:a xlink:type="simple" xlink:href="https://www.pccomponentes.com/gigabyte-trx40-designare" text:style-name="Internet_20_link" text:visited-style-name="Visited_20_Internet_20_Link">https://www.pccomponentes.com/gigabyte-trx40-designare</text:a></text:p>
      <text:p text:style-name="P9"><text:span text:style-name="T14">-</text:span><text:span text:style-name="T13">Página web del manual del fabricante:</text:span><text:span text:style-name="T11"> </text:span><text:a xlink:type="simple" xlink:href="https://download.gigabyte.com/FileList/Manual/mb_manual_trx40-designare_e.pdf" text:style-name="Internet_20_link" text:visited-style-name="Visited_20_Internet_20_Link"><text:span text:style-name="T13">https://download.gigabyte.com/FileList/Manual/mb_manual_trx40-designare_e.pdf</text:span></text:a></text:p>
      <text:p text:style-name="P9"><text:span text:style-name="T13"/></text:p>
      <text:p text:style-name="P9"><text:span text:style-name="T13"/></text:p>
      <text:p text:style-name="P9"><text:span text:style-name="T1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mazon Ember" svg:font-family="'Amazon Ember', Arial, sans-serif"/>
    <style:font-face style:name="Lohit Devanagari1" svg:font-family="'Lohit Devanagari'"/>
    <style:font-face style:name="Rubik" svg:font-family="Rubik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10:24:00.318510215</meta:creation-date>
    <dc:date>2021-10-14T11:45:03.882123648</dc:date>
    <meta:editing-duration>PT1H10M11S</meta:editing-duration>
    <meta:editing-cycles>6</meta:editing-cycles>
    <meta:generator>LibreOffice/6.4.6.2$Linux_X86_64 LibreOffice_project/40$Build-2</meta:generator>
    <meta:document-statistic meta:table-count="0" meta:image-count="4" meta:object-count="0" meta:page-count="3" meta:paragraph-count="14" meta:word-count="71" meta:character-count="718" meta:non-whitespace-character-count="637"/>
  </office:meta>
</office:document-meta>
</file>